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581b1" officeooo:paragraph-rsid="001cd42c"/>
    </style:style>
    <style:style style:name="P2" style:family="paragraph" style:parent-style-name="Header">
      <style:paragraph-properties fo:text-align="center" style:justify-single-word="false"/>
      <style:text-properties fo:font-size="11pt" officeooo:rsid="001581b1" officeooo:paragraph-rsid="001cd42c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a10e" officeooo:paragraph-rsid="001cd42c" style:font-weight-asian="bold" style:font-weight-complex="bold"/>
    </style:style>
    <style:style style:name="P4" style:family="paragraph" style:parent-style-name="Standard" style:master-page-name="Standard">
      <style:paragraph-properties fo:text-align="start" style:justify-single-word="false" style:page-number="auto"/>
      <style:text-properties fo:font-weight="bold" officeooo:rsid="001cd42c" officeooo:paragraph-rsid="001cd42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cd42c" officeooo:paragraph-rsid="001cd42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cd42c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officeooo:paragraph-rsid="001cd42c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3a10e" officeooo:paragraph-rsid="001cd42c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ITAS Web and Mobile</text:p>
      <text:p text:style-name="P8">181 – Linux I</text:p>
      <text:p text:style-name="P8"/>
      <text:p text:style-name="P3">Lab Chapter 14</text:p>
      <text:p text:style-name="P3">Hands-On Projects 14-2 to 14-5</text:p>
      <text:p text:style-name="P3"/>
      <text:p text:style-name="P3">Nile Olenick</text:p>
      <text:p text:style-name="P3">December 4<text:span text:style-name="T1">th</text:span>, 2023.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officeooo:rsid="001581b1" officeooo:paragraph-rsid="001cd42c" style:font-size-asian="11pt" style:font-size-complex="11pt"/>
    </style:style>
    <style:style style:name="MP2" style:family="paragraph" style:parent-style-name="Footer">
      <style:text-properties officeooo:rsid="001581b1" officeooo:paragraph-rsid="001cd42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>
      <style:header>
        <text:p text:style-name="MP1">CompTIA Linux and LPIC-1: Guide to Linux Certification – Hands-On Projects Chapter 14 – N.Olenick</text:p>
      </style:header>
      <style:footer>
        <text:p text:style-name="MP2">ITAS Web and Mobile – Linux I 181 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20:44:27.098000000</meta:creation-date>
    <dc:date>2023-12-04T20:53:44.517000000</dc:date>
    <meta:editing-duration>PT9M17S</meta:editing-duration>
    <meta:editing-cycles>1</meta:editing-cycles>
    <meta:document-statistic meta:table-count="0" meta:image-count="0" meta:object-count="0" meta:page-count="2" meta:paragraph-count="9" meta:word-count="54" meta:character-count="338" meta:non-whitespace-character-count="285"/>
    <meta:generator>LibreOffice/7.6.2.1$Windows_X86_64 LibreOffice_project/56f7684011345957bbf33a7ee678afaf4d2ba333</meta:generator>
  </office:meta>
</office:document-meta>
</file>